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Number of moves</text:p>
          </table:table-cell>
          <table:table-cell office:value-type="string">
            <text:p>Occurrences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196-39" office:value-type="float" office:value="157">
            <text:p>15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1000-197" office:value-type="float" office:value="803">
            <text:p>80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4">
            <text:p>4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100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0">20/10/2011</text:date>, <text:time>20:4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gar </meta:initial-creator>
    <meta:creation-date>2011-10-20T20:32:44</meta:creation-date>
    <dc:date>2011-10-20T20:42:45</dc:date>
    <dc:creator>Edgar </dc:creator>
    <meta:editing-duration>PT00H10M02S</meta:editing-duration>
    <meta:editing-cycles>1</meta:editing-cycles>
    <meta:document-statistic meta:table-count="3" meta:cell-count="2008" meta:object-count="0"/>
    <meta:generator>OpenOffice.org/3.2$Linux OpenOffice.org_project/320m12$Build-9483</meta:generator>
  </office:meta>
</office:document-meta>
</file>